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510000030F086F4C94B79C2560.png" manifest:media-type="image/png"/>
  <manifest:file-entry manifest:full-path="Pictures/10000000000001EA000001EA412BB3B0CB94ED70.jpg" manifest:media-type="image/jpeg"/>
  <manifest:file-entry manifest:full-path="Pictures/100000010000028C0000017F6CB49E8DB5AC69AE.png" manifest:media-type="image/png"/>
  <manifest:file-entry manifest:full-path="Pictures/100000010000016800000168FBE9924AB87BC795.png" manifest:media-type="image/png"/>
  <manifest:file-entry manifest:full-path="Pictures/100000010000020000000200FCBA1D9C2ECD0ADF.png" manifest:media-type="image/png"/>
  <manifest:file-entry manifest:full-path="Pictures/10000001000003B400000259A0F8FA5B3E089FA4.png" manifest:media-type="image/png"/>
  <manifest:file-entry manifest:full-path="Pictures/1000000000000CEB000009237027FFF0A807476B.png" manifest:media-type="image/png"/>
  <manifest:file-entry manifest:full-path="Pictures/10000001000001F4000001F49F704A4CB552D43F.png" manifest:media-type="image/png"/>
  <manifest:file-entry manifest:full-path="Pictures/10000001000003740000010E1227DBA44497FE7B.png" manifest:media-type="image/png"/>
  <manifest:file-entry manifest:full-path="Pictures/10000001000009C4000001F96F193C7822E0D03E.png" manifest:media-type="image/png"/>
  <manifest:file-entry manifest:full-path="Pictures/1000000100000200000002002D533F5FCC67C3FB.png" manifest:media-type="image/png"/>
  <manifest:file-entry manifest:full-path="Pictures/1000000100000500000002D0A2387F2CE2E3C04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.516cm" fo:min-width="5.78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1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039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fill-color="#611729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fill-color="#611729" draw:textarea-horizontal-align="center" draw:textarea-vertical-align="middle" draw:color-mode="standard" draw:luminance="0%" draw:contrast="0%" draw:gamma="100%" draw:red="0%" draw:green="0%" draw:blue="0%" fo:clip="rect(5.074cm, 4.411cm, 0cm, 2.029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3.1999998092651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6" style:family="paragraph">
      <loext:graphic-properties draw:fill-color="#611729"/>
      <style:paragraph-properties fo:text-align="center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127.800003051758pt" fo:font-weight="bold" style:font-size-asian="127.800003051758pt" style:font-weight-asian="bold" style:font-size-complex="127.80000305175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4cm" svg:height="9.869cm" draw:transform="skewX (-0.0155334303427495) translate (0cm 3.254cm)">
          <draw:image xlink:href="Pictures/1000000100000500000002D0A2387F2CE2E3C04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2.86cm" svg:height="6.047cm" svg:x="0cm" svg:y="4.65cm">
          <draw:image xlink:href="Pictures/10000001000009C4000001F96F193C7822E0D0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3.113cm" svg:height="11.974cm" svg:x="0.382cm" svg:y="-0.464cm">
          <draw:image xlink:href="Pictures/1000000000000CEB000009237027FFF0A807476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6.035cm" svg:height="12.093cm" svg:x="-1.27cm" svg:y="0cm">
          <draw:image xlink:href="Pictures/1000000000000CEB000009237027FFF0A807476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2.225cm" svg:height="5.171cm" svg:x="0.635cm" svg:y="5.061cm">
          <draw:image xlink:href="Pictures/10000001000003740000010E1227DBA44497FE7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2.225cm" svg:height="5.171cm" svg:x="0.635cm" svg:y="5.061cm">
          <draw:image xlink:href="Pictures/10000001000003740000010E1227DBA44497FE7B.png" xlink:type="simple" xlink:show="embed" xlink:actuate="onLoad" draw:mime-type="image/png">
            <text:p/>
          </draw:image>
        </draw:frame>
        <draw:frame draw:style-name="gr1" draw:text-style-name="P1" draw:layer="layout" svg:width="22.225cm" svg:height="8.372cm" svg:x="0.635cm" svg:y="3.721cm">
          <draw:image xlink:href="Pictures/10000001000003B400000259A0F8FA5B3E089F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6.985cm" svg:height="7.691cm" svg:x="1.27cm" svg:y="3.104cm">
          <draw:image xlink:href="Pictures/100000010000020000000200FCBA1D9C2ECD0ADF.png" xlink:type="simple" xlink:show="embed" xlink:actuate="onLoad" draw:mime-type="image/png">
            <text:p/>
          </draw:image>
        </draw:frame>
        <draw:custom-shape draw:style-name="gr3" draw:text-style-name="P3" draw:layer="layout" svg:width="6.985cm" svg:height="1.337cm" svg:x="8.89cm" svg:y="6.847cm">
          <text:p/>
          <draw:enhanced-geometry svg:viewBox="0 0 21600 21600" draw:text-areas="0 ?f0 ?f5 ?f2" draw:type="right-arrow" draw:modifiers="17815.3190279949 4617.040358744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8.509cm" svg:height="7.414cm" svg:x="14.986cm" svg:y="2.469cm">
          <draw:image xlink:href="Pictures/100000010000016800000168FBE9924AB87BC795.png" xlink:type="simple" xlink:show="embed" xlink:actuate="onLoad" draw:mime-type="image/png">
            <text:p/>
          </draw:image>
        </draw:frame>
        <draw:frame draw:style-name="gr4" draw:text-style-name="P4" draw:layer="layout" svg:width="6.985cm" svg:height="2.765cm" svg:x="8.89cm" svg:y="5.644cm">
          <draw:text-box>
            <text:p><text:span text:style-name="T1">Packet patter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5" draw:text-style-name="P5" draw:layer="layout" svg:width="13.335cm" svg:height="5.289cm" svg:x="6.35cm" svg:y="3.601cm">
          <draw:text-box>
            <text:p><text:span text:style-name="T2">QoE</text:span></text:p>
          </draw:text-box>
        </draw:frame>
        <draw:frame draw:style-name="gr1" draw:text-style-name="P1" draw:layer="layout" svg:width="17.25cm" svg:height="10.133cm" svg:x="3.07cm" svg:y="4.751cm">
          <draw:image xlink:href="Pictures/100000010000028C0000017F6CB49E8DB5AC69A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6" draw:text-style-name="P3" draw:layer="layout" svg:width="9.803cm" svg:height="9.803cm" svg:x="6.707cm" svg:y="5.08cm">
          <draw:image xlink:href="Pictures/10000000000001EA000001EA412BB3B0CB94ED70.jpg" xlink:type="simple" xlink:show="embed" xlink:actuate="onLoad" draw:mime-type="image/jpeg">
            <text:p/>
          </draw:image>
        </draw:frame>
        <draw:frame draw:style-name="gr6" draw:text-style-name="P3" draw:layer="layout" svg:width="11.43cm" svg:height="5.227cm" svg:x="5.715cm" svg:y="0.635cm">
          <draw:image xlink:href="Pictures/10000000000006510000030F086F4C94B79C256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7" draw:text-style-name="P6" draw:layer="layout" svg:width="8.474cm" svg:height="8.474cm" svg:x="13.116cm" svg:y="3.175cm">
          <draw:image xlink:href="Pictures/1000000100000200000002002D533F5FCC67C3FB.png" xlink:type="simple" xlink:show="embed" xlink:actuate="onLoad" draw:mime-type="image/png">
            <text:p/>
          </draw:image>
        </draw:frame>
        <draw:frame draw:style-name="gr6" draw:text-style-name="P3" draw:layer="layout" svg:width="13.228cm" svg:height="13.228cm" svg:x="3.81cm" svg:y="1.377cm">
          <draw:image xlink:href="Pictures/10000001000001F4000001F49F704A4CB552D43F.png" xlink:type="simple" xlink:show="embed" xlink:actuate="onLoad" draw:mime-type="image/png">
            <text:p/>
          </draw:image>
        </draw:frame>
        <draw:frame draw:style-name="gr8" draw:text-style-name="P6" draw:layer="layout" svg:width="4.444cm" svg:height="5.299cm" svg:x="3.176cm" svg:y="5.08cm">
          <draw:image xlink:href="Pictures/1000000100000200000002002D533F5FCC67C3FB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6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74cm" fo:margin-bottom="0cm" fo:text-indent="0cm"/>
      <style:text-properties fo:font-size="26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8cm" fo:margin-bottom="0cm" fo:text-indent="0cm"/>
      <style:text-properties fo:font-size="22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85cm" fo:margin-bottom="0cm" fo:text-indent="0cm"/>
      <style:text-properties fo:font-size="18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1cm" fo:margin-bottom="0cm" fo:text-indent="0cm"/>
      <style:text-properties fo:font-size="18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1cm" fo:margin-bottom="0cm" fo:text-indent="0cm"/>
      <style:text-properties fo:font-size="18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1cm" fo:margin-bottom="0cm" fo:text-indent="0cm"/>
      <style:text-properties fo:font-size="18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1cm" fo:margin-bottom="0cm" fo:text-indent="0cm"/>
      <style:text-properties fo:font-size="18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1cm" fo:margin-bottom="0cm" fo:text-indent="0cm"/>
      <style:text-properties fo:font-size="18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1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3.114cm" fo:page-height="14.88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794cm" svg:x="1cm" svg:y="3.375cm"/>
      <draw:page-thumbnail draw:layer="backgroundobjects" svg:width="8.999cm" svg:height="5.794cm" svg:x="1cm" svg:y="11.951cm"/>
      <draw:page-thumbnail draw:layer="backgroundobjects" svg:width="8.999cm" svg:height="5.794cm" svg:x="1cm" svg:y="20.527cm"/>
      <draw:page-thumbnail draw:layer="backgroundobjects" svg:width="8.999cm" svg:height="5.794cm" svg:x="11cm" svg:y="3.375cm"/>
      <draw:page-thumbnail draw:layer="backgroundobjects" svg:width="8.999cm" svg:height="5.794cm" svg:x="11cm" svg:y="11.951cm"/>
      <draw:page-thumbnail draw:layer="backgroundobjects" svg:width="8.999cm" svg:height="5.794cm" svg:x="11cm" svg:y="20.527cm"/>
    </style:handout-master>
    <style:master-page style:name="Default" style:page-layout-name="PM1" draw:style-name="Mdp1">
      <draw:frame presentation:style-name="Default-title" draw:layer="backgroundobjects" svg:width="20.802cm" svg:height="2.484cm" svg:x="1.155cm" svg:y="0.59cm" presentation:class="title" presentation:placeholder="true">
        <draw:text-box/>
      </draw:frame>
      <draw:frame presentation:style-name="Default-outline1" draw:layer="backgroundobjects" svg:width="20.802cm" svg:height="8.632cm" svg:x="1.155cm" svg:y="3.479cm" presentation:class="outline" presentation:placeholder="true">
        <draw:text-box/>
      </draw:frame>
      <draw:frame presentation:style-name="Mpr1" draw:text-style-name="MP2" draw:layer="backgroundobjects" svg:width="5.385cm" svg:height="1.025cm" svg:x="1.155cm" svg:y="13.55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326cm" svg:height="1.025cm" svg:x="7.904cm" svg:y="13.55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385cm" svg:height="1.025cm" svg:x="16.572cm" svg:y="13.55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04T15:39:16.998345343</meta:creation-date>
    <dc:date>2024-11-05T16:46:12.829456299</dc:date>
    <meta:editing-duration>PT3H6M10S</meta:editing-duration>
    <meta:editing-cycles>5</meta:editing-cycles>
    <meta:generator>LibreOffice/7.3.7.2$Linux_X86_64 LibreOffice_project/30$Build-2</meta:generator>
    <meta:document-statistic meta:object-count="59"/>
  </office:meta>
</office:document-meta>
</file>